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28f" officeooo:paragraph-rsid="000bb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21:03:04.692000000</meta:creation-date>
    <dc:date>2020-05-01T21:03:16.211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0.3$Windows_X86_64 LibreOffice_project/b0a288ab3d2d4774cb44b62f04d5d28733ac6df8</meta:generator>
  </office:meta>
</office:document-meta>
</file>